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7.16cm"/>
    </style:style>
    <style:style style:name="co4" style:family="table-column">
      <style:table-column-properties fo:break-before="auto" style:column-width="13.5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2.14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italic" style:font-weight-asian="normal" style:font-name-complex="DejaVu Sans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/>
          <table:table-cell table:style-name="ce7" table:number-columns-spanned="3" table:number-rows-spanned="1"/>
          <table:covered-table-cell table:number-columns-repeated="2" table:style-name="ce12"/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 table:number-columns-spanned="4" table:number-rows-spanned="1">
            <text:p>Visão do Produto</text:p>
          </table:table-cell>
          <table:covered-table-cell table:number-columns-repeated="2" table:style-name="ce8"/>
          <table:covered-table-cell table:style-name="ce13"/>
        </table:table-row>
        <table:table-row table:style-name="ro2">
          <table:table-cell table:style-name="ce20" office:value-type="string" calcext:value-type="string" table:number-columns-spanned="4" table:number-rows-spanned="1">
            <text:p>Para jardineiros amadores e profissionais, o sistema de irrigação automática é um aplicativo que facilita o gerenciamento e a manutenção de hortas e jardins. Diferente de outros sistemas de irrigação, nosso produto oferece uma integração completa com monitoramento em tempo real, programação de irrigação personalizada e alertas de umidade, garantindo que as plantas recebam o cuidado ideal em qualquer situação climática.</text:p>
          </table:table-cell>
          <table:covered-table-cell table:number-columns-repeated="2" table:style-name="ce10"/>
          <table:covered-table-cell table:style-name="ce15"/>
          <table:table-cell table:number-columns-repeated="16380"/>
        </table:table-row>
        <table:table-row table:style-name="ro1">
          <table:table-cell table:style-name="ce21" office:value-type="string" calcext:value-type="string" table:number-columns-spanned="4" table:number-rows-spanned="1">
            <text:p>Backlog</text:p>
          </table:table-cell>
          <table:covered-table-cell table:number-columns-repeated="2" table:style-name="ce11"/>
          <table:covered-table-cell table:style-name="ce16"/>
          <table:table-cell table:number-columns-repeated="16380"/>
        </table:table-row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rioridade</text:p>
          </table:table-cell>
          <table:table-cell table:style-name="ce22" office:value-type="string" calcext:value-type="string">
            <text:p>(Cartão) Título</text:p>
          </table:table-cell>
          <table:table-cell table:style-name="ce22" office:value-type="string" calcext:value-type="string">
            <text:p>(Conversa) Descrição</text:p>
          </table:table-cell>
        </table:table-row>
        <table:table-row table:style-name="ro4">
          <table:table-cell table:style-name="ce23" office:value-type="float" office:value="1" calcext:value-type="float">
            <text:p>1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Cadastro/Login (Usuário)</text:p>
          </table:table-cell>
          <table:table-cell table:style-name="ce23" office:value-type="string" calcext:value-type="string">
            <text:p>Eu como usuário quero me cadastrar e logar no sistema para acessar minhas hortas e jardins personalizados.</text:p>
          </table:table-cell>
          <table:table-cell table:number-columns-repeated="16380"/>
        </table:table-row>
        <table:table-row table:style-name="ro4">
          <table:table-cell table:style-name="ce23" office:value-type="float" office:value="2" calcext:value-type="float">
            <text:p>2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Criar Horta ou Jardim</text:p>
          </table:table-cell>
          <table:table-cell table:style-name="ce23" office:value-type="string" calcext:value-type="string">
            <text:p>Eu como usuário quero criar uma nova horta ou jardim, especificando informações básicas como nome, tipo e variedade de plantas.</text:p>
          </table:table-cell>
          <table:table-cell table:number-columns-repeated="16380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string" calcext:value-type="string">
            <text:p>Cadastro de Plantas ou Culturas</text:p>
          </table:table-cell>
          <table:table-cell table:style-name="ce23" office:value-type="string" calcext:value-type="string">
            <text:p>Eu como usuário quero cadastrar plantas ou culturas na horta, fornecendo detalhes sobre necessidades de cultivo, crescimento e informações adicionais.</text:p>
          </table:table-cell>
          <table:table-cell table:number-columns-repeated="16380"/>
        </table:table-row>
        <table:table-row table:style-name="ro4">
          <table:table-cell table:style-name="ce23" office:value-type="float" office:value="4" calcext:value-type="float">
            <text:p>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Medidor de Umidade</text:p>
          </table:table-cell>
          <table:table-cell table:style-name="ce23" office:value-type="string" calcext:value-type="string">
            <text:p>Eu como usuário quero visualizar a umidade do solo em tempo real para garantir que minhas plantas recebam a quantidade adequada de água.</text:p>
          </table:table-cell>
          <table:table-cell table:number-columns-repeated="16380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Notificações de Umidade</text:p>
          </table:table-cell>
          <table:table-cell table:style-name="ce23" office:value-type="string" calcext:value-type="string">
            <text:p>Eu como usuário quero receber notificações quando a umidade do solo estiver fora dos níveis ideais para agir prontamente.</text:p>
          </table:table-cell>
          <table:table-cell table:number-columns-repeated="16380"/>
        </table:table-row>
        <table:table-row table:style-name="ro4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Programação de Irrigação</text:p>
          </table:table-cell>
          <table:table-cell table:style-name="ce23" office:value-type="string" calcext:value-type="string">
            <text:p>Eu como usuário quero configurar horários de irrigação personalizados para automatizar o cuidado das minhas plantas.</text:p>
          </table:table-cell>
          <table:table-cell table:number-columns-repeated="16380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Gráficos de Umidade</text:p>
          </table:table-cell>
          <table:table-cell table:style-name="ce23" office:value-type="string" calcext:value-type="string">
            <text:p>Eu como usuário quero visualizar gráficos de umidade ao longo do tempo para monitorar a saúde do solo e ajustar a irrigação conforme necessário.</text:p>
          </table:table-cell>
          <table:table-cell table:number-columns-repeated="16380"/>
        </table:table-row>
        <table:table-row table:style-name="ro4">
          <table:table-cell table:style-name="ce23" office:value-type="float" office:value="8" calcext:value-type="float">
            <text:p>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string" calcext:value-type="string">
            <text:p>Integração com API de Clima</text:p>
          </table:table-cell>
          <table:table-cell table:style-name="ce23" office:value-type="string" calcext:value-type="string">
            <text:p>Eu como usuário quero ver previsões do tempo para ajustar a programação de irrigação conforme as condições climáticas esperadas.</text:p>
          </table:table-cell>
          <table:table-cell table:number-columns-repeated="16380"/>
        </table:table-row>
        <table:table-row table:style-name="ro4">
          <table:table-cell table:style-name="ce23" office:value-type="float" office:value="9" calcext:value-type="float">
            <text:p>9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Status do Sistema de Irrigação</text:p>
          </table:table-cell>
          <table:table-cell table:style-name="ce23" office:value-type="string" calcext:value-type="string">
            <text:p>Eu como usuário quero ver o status atual do sistema de irrigação (ligado/desligado) para saber se a irrigação está funcionando corretamente.</text:p>
          </table:table-cell>
          <table:table-cell table:number-columns-repeated="16380"/>
        </table:table-row>
        <table:table-row table:style-name="ro4"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Consumo de Água</text:p>
          </table:table-cell>
          <table:table-cell table:style-name="ce23" office:value-type="string" calcext:value-type="string">
            <text:p>Eu como usuário quero visualizar o consumo de água ao longo do tempo para entender o uso de recursos e identificar oportunidades de economia.</text:p>
          </table:table-cell>
          <table:table-cell table:number-columns-repeated="16380"/>
        </table:table-row>
        <table:table-row table:style-name="ro4"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Observações e Notas</text:p>
          </table:table-cell>
          <table:table-cell table:style-name="ce23" office:value-type="string" calcext:value-type="string">
            <text:p>Eu como usuário quero adicionar notas e observações específicas sobre cada planta ou cultura para registrar cuidados especiais e informações importantes.</text:p>
          </table:table-cell>
          <table:table-cell table:number-columns-repeated="1638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4:50:18.260861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a Célia Portes</meta:initial-creator>
    <meta:creation-date>2022-03-07T14:15:09</meta:creation-date>
    <dc:date>2024-05-15T14:50:45.001805338</dc:date>
    <meta:generator>LibreOffice/24.2.3.2$Linux_X86_64 LibreOffice_project/433d9c2ded56988e8a90e6b2e771ee4e6a5ab2ba</meta:generator>
    <meta:editing-duration>PT3H13M47S</meta:editing-duration>
    <meta:editing-cycles>2</meta:editing-cycles>
    <meta:document-statistic meta:table-count="1" meta:cell-count="51" meta:object-count="0"/>
    <meta:user-defined meta:name="AppVersion">16.0300</meta:user-defined>
  </office:meta>
</office:document-meta>
</file>